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Arial1" svg:font-family="Arial" style:font-family-generic="swiss" style:font-pitch="fixed"/>
    <style:font-face style:name="Courier New2" svg:font-family="'Courier New'" style:font-family-generic="swiss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standard">
      <style:graphic-properties draw:stroke="none" svg:stroke-color="#ccffcc" draw:fill-color="#0099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ffcc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ffcc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ffcc" draw:fill-color="#cc3300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4.128cm"/>
    </style:style>
    <style:style style:name="gr10" style:family="graphic" style:parent-style-name="standard">
      <style:graphic-properties svg:stroke-color="#000000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dd4814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14" style:family="graphic">
      <style:graphic-properties svg:stroke-color="#000000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top="0.42cm" fo:margin-bottom="0.35cm"/>
      <style:text-properties style:font-name="Arial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style:font-name="Inconsolata1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dd4814" style:font-name="Inconsolata1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Arial" fo:font-size="22pt" style:font-size-asian="22pt" style:font-size-complex="22pt"/>
    </style:style>
    <style:style style:name="T5" style:family="text">
      <style:text-properties style:font-name="Inconsolata1"/>
    </style:style>
    <style:style style:name="T6" style:family="text">
      <style:text-properties fo:color="#ff9900" style:font-name="Arial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Inconsolata1" fo:font-weight="bold" style:font-weight-asian="bold" style:font-weight-complex="bold"/>
    </style:style>
    <style:style style:name="T8" style:family="text">
      <style:text-properties style:font-name="Inconsolata1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fo:color="#808080" style:font-name="Inconsolata1"/>
    </style:style>
    <style:style style:name="T12" style:family="text">
      <style:text-properties fo:color="#000000" style:font-name="Inconsola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Eigene lokale Checks: </text:span><text:span text:style-name="T2">Anatomie des Nagios Checks</text:span></text:p>
          </draw:text-box>
        </draw:frame>
        <draw:frame draw:style-name="gr2" draw:text-style-name="P2" draw:layer="layout" svg:width="23.815cm" svg:height="6.271cm" svg:x="1.999cm" svg:y="2.863cm">
          <draw:text-box>
            <text:p text:style-name="P2"><text:span text:style-name="T3">Ein Nagios Check hat einen von 4 Exit-Codes:</text:span></text:p>
            <text:p text:style-name="P2"><text:span text:style-name="T4">0 – OK</text:span></text:p>
            <text:p text:style-name="P2"><text:span text:style-name="T4">1 – WARNING</text:span></text:p>
            <text:p text:style-name="P2"><text:span text:style-name="T4">2 – CRITICAL </text:span></text:p>
            <text:p text:style-name="P2"><text:span text:style-name="T4">3 – UNKNOWN</text:span></text:p>
          </draw:text-box>
        </draw:frame>
        <draw:custom-shape draw:style-name="gr3" draw:text-style-name="P3" draw:layer="layout" svg:width="3.562cm" svg:height="0.814cm" svg:x="9.769cm" svg:y="4.2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62cm" svg:height="0.814cm" svg:x="9.769cm" svg:y="5.5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62cm" svg:height="0.814cm" svg:x="9.735cm" svg:y="6.7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62cm" svg:height="0.814cm" svg:x="9.769cm" svg:y="8.03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3.713cm" svg:height="8.675cm" svg:x="2.237cm" svg:y="9.566cm">
          <draw:text-box>
            <text:p text:style-name="P4"><text:span text:style-name="T5">#!/bin/bash</text:span></text:p>
            <text:p text:style-name="P4"><text:span text:style-name="T5">status=3</text:span></text:p>
            <text:p text:style-name="P4"><text:span text:style-name="T5"># Finde Sachen raus und entscheide ob das gut ist</text:span></text:p>
            <text:p text:style-name="P4"><text:span text:style-name="T5">if [ $gut ]; then </text:span></text:p>
            <text:p text:style-name="P4"><text:span text:style-name="T5"><text:tab/></text:span><text:span text:style-name="T5">status=0</text:span></text:p>
            <text:p text:style-name="P4"><text:span text:style-name="T5">fi</text:span></text:p>
            <text:p text:style-name="P4"><text:span text:style-name="T5">if [ $naja ]; then </text:span></text:p>
            <text:p text:style-name="P4"><text:span text:style-name="T5"><text:tab/></text:span><text:span text:style-name="T5">status=1</text:span></text:p>
            <text:p text:style-name="P4"><text:span text:style-name="T5">fi</text:span></text:p>
            <text:p text:style-name="P4"><text:span text:style-name="T5">if [ $bad ]; then</text:span></text:p>
            <text:p text:style-name="P4"><text:span text:style-name="T5"><text:tab/></text:span><text:span text:style-name="T5">status=2</text:span></text:p>
            <text:p text:style-name="P4"><text:span text:style-name="T5">fi</text:span></text:p>
            <text:p text:style-name="P4"><text:span text:style-name="T5">exit $status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Eigene lokale Checks: </text:span><text:span text:style-name="T2">Anatomie des Nagios Checks</text:span></text:p>
          </draw:text-box>
        </draw:frame>
        <draw:frame draw:style-name="gr2" draw:text-style-name="P2" draw:layer="layout" svg:width="23.815cm" svg:height="2.407cm" svg:x="1.999cm" svg:y="2.863cm">
          <draw:text-box>
            <text:p text:style-name="P2"><text:span text:style-name="T3">Ein Nagios Check darf </text:span><text:span text:style-name="T6">eine Zeile</text:span><text:span text:style-name="T3"> Informationen zurückgeben</text:span></text:p>
            <text:p text:style-name="P2"><text:span text:style-name="T4"/></text:p>
          </draw:text-box>
        </draw:frame>
        <draw:frame draw:style-name="gr9" draw:text-style-name="P4" draw:layer="layout" svg:width="23.713cm" svg:height="14.378cm" svg:x="2.237cm" svg:y="4.851cm">
          <draw:text-box>
            <text:p text:style-name="P4"><text:span text:style-name="T5">#!/bin/bash</text:span></text:p>
            <text:p text:style-name="P4"><text:span text:style-name="T5">status=3</text:span></text:p>
            <text:p text:style-name="P4"><text:span text:style-name="T5">message=“UNKNOWN - keine Ahnung“</text:span></text:p>
            <text:p text:style-name="P4"><text:span text:style-name="T5"/></text:p>
            <text:p text:style-name="P4"><text:span text:style-name="T5"># Finde Sachen raus und entscheide ob das gut ist</text:span></text:p>
            <text:p text:style-name="P4"><text:span text:style-name="T5">if [ $gut ]; then </text:span></text:p>
            <text:p text:style-name="P4"><text:span text:style-name="T5"><text:tab/></text:span><text:span text:style-name="T5">status=0</text:span></text:p>
            <text:p text:style-name="P4"><text:span text:style-name="T5"><text:tab/></text:span><text:span text:style-name="T5">message=“OK – All good“</text:span></text:p>
            <text:p text:style-name="P4"><text:span text:style-name="T5">fi</text:span></text:p>
            <text:p text:style-name="P4"><text:span text:style-name="T5">if [ $naja ]; then </text:span></text:p>
            <text:p text:style-name="P4"><text:span text:style-name="T5"><text:tab/></text:span><text:span text:style-name="T5">status=1</text:span></text:p>
            <text:p text:style-name="P4"><text:span text:style-name="T5"><text:s/></text:span><text:span text:style-name="T5"><text:tab/></text:span><text:span text:style-name="T5">message=“WARNING – Chocolate supplies low!“</text:span></text:p>
            <text:p text:style-name="P4"><text:span text:style-name="T5">fi</text:span></text:p>
            <text:p text:style-name="P4"><text:span text:style-name="T5">if [ $bad ]; then</text:span></text:p>
            <text:p text:style-name="P4"><text:span text:style-name="T5"><text:tab/></text:span><text:span text:style-name="T5">status=2</text:span></text:p>
            <text:p text:style-name="P4"><text:span text:style-name="T5"><text:tab/></text:span><text:span text:style-name="T5">message=“Critical – no gummibears left!“</text:span></text:p>
            <text:p text:style-name="P4"><text:span text:style-name="T5">fi</text:span></text:p>
            <text:p text:style-name="P4"><text:span text:style-name="T5"/></text:p>
            <text:p text:style-name="P4"><text:span text:style-name="T7">echo $message</text:span></text:p>
            <text:p text:style-name="P4"><text:span text:style-name="T5">exit $status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Eigene lokale Checks: </text:span><text:span text:style-name="T2">Anatomie des Nagios Checks</text:span></text:p>
          </draw:text-box>
        </draw:frame>
        <draw:frame draw:style-name="gr2" draw:text-style-name="P2" draw:layer="layout" svg:width="23.815cm" svg:height="1.987cm" svg:x="1.999cm" svg:y="2.863cm">
          <draw:text-box>
            <text:p text:style-name="P2"><text:span text:style-name="T3">Performance Daten werden <text:s/>durch eine </text:span><text:span text:style-name="T6">Pipe | getrennt</text:span><text:span text:style-name="T3"> im Statustext übergeben.</text:span></text:p>
          </draw:text-box>
        </draw:frame>
        <draw:frame draw:style-name="gr9" draw:text-style-name="P4" draw:layer="layout" svg:width="23.713cm" svg:height="14.378cm" svg:x="2.237cm" svg:y="5.156cm">
          <draw:text-box>
            <text:p text:style-name="P4"><text:span text:style-name="T5">#!/bin/bash</text:span></text:p>
            <text:p text:style-name="P4"><text:span text:style-name="T5">status=3</text:span></text:p>
            <text:p text:style-name="P4"><text:span text:style-name="T5">message=“UNKNOWN - keine Ahnung“</text:span></text:p>
            <text:p text:style-name="P4"><text:span text:style-name="T5"/></text:p>
            <text:p text:style-name="P4"><text:span text:style-name="T5"># Finde Sachen raus und entscheide ob das gut ist</text:span></text:p>
            <text:p text:style-name="P4"><text:span text:style-name="T5">if [ $gut ]; then </text:span></text:p>
            <text:p text:style-name="P4"><text:span text:style-name="T5"><text:tab/></text:span><text:span text:style-name="T5">status=0</text:span></text:p>
            <text:p text:style-name="P4"><text:span text:style-name="T5"><text:tab/></text:span><text:span text:style-name="T5">message=“OK – All good “</text:span></text:p>
            <text:p text:style-name="P4"><text:span text:style-name="T5">fi</text:span></text:p>
            <text:p text:style-name="P4"><text:span text:style-name="T5">if [ $naja ]; then </text:span></text:p>
            <text:p text:style-name="P4"><text:span text:style-name="T5"><text:tab/></text:span><text:span text:style-name="T5">status=1</text:span></text:p>
            <text:p text:style-name="P4"><text:span text:style-name="T5"><text:s/></text:span><text:span text:style-name="T5"><text:tab/></text:span><text:span text:style-name="T5">message=“WARNING – Chocolate supplies low!“</text:span></text:p>
            <text:p text:style-name="P4"><text:span text:style-name="T5">fi</text:span></text:p>
            <text:p text:style-name="P4"><text:span text:style-name="T5">if [ $bad ]; then</text:span></text:p>
            <text:p text:style-name="P4"><text:span text:style-name="T5"><text:tab/></text:span><text:span text:style-name="T5">status=2</text:span></text:p>
            <text:p text:style-name="P4"><text:span text:style-name="T5"><text:tab/></text:span><text:span text:style-name="T5">message=“Critical – no gummibears left!“</text:span></text:p>
            <text:p text:style-name="P4"><text:span text:style-name="T5">fi</text:span></text:p>
            <text:p text:style-name="P4"><text:span text:style-name="T7">pdata=</text:span><text:span text:style-name="T7">“</text:span><text:span text:style-name="T7">numbears=$nb numchocolate=$nc nummarshmallows=$nm“</text:span></text:p>
            <text:p text:style-name="P4"><text:span text:style-name="T8">echo </text:span><text:span text:style-name="T8">“</text:span><text:span text:style-name="T8">$message </text:span><text:span text:style-name="T7">| $pdata“</text:span></text:p>
            <text:p text:style-name="P4"><text:span text:style-name="T5">exit $status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Eigene lokale Checks: 2 Möglichkeiten</text:span></text:p>
          </draw:text-box>
        </draw:frame>
        <draw:custom-shape draw:style-name="gr10" draw:text-style-name="P3" draw:layer="layout" svg:width="8.751cm" svg:height="7.734cm" svg:x="1.867cm" svg:y="3.46cm">
          <text:p text:style-name="P3">Nagios-Check</text:p>
          <text:p text:style-name="P3">mrp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751cm" svg:height="7.734cm" svg:x="17.063cm" svg:y="3.425cm">
          <text:p text:style-name="P3">Lokale check_mk</text:p>
          <text:p text:style-name="P3">Erweiterung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4.05cm" svg:height="2.544cm" svg:x="1.832cm" svg:y="11.703cm">
          <text:p text:style-name="P3">Basics identisch (wie Nagios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4.05cm" svg:height="2.544cm" svg:x="1.798cm" svg:y="14.857cm">
          <text:p text:style-name="P3">Ausgabe der Ergebnisse verschiede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3" draw:text-style-name="P3" draw:layer="layout" svg:width="15.672cm" svg:height="1.085cm" svg:x="1.798cm" svg:y="14.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848cm" svg:height="1.255cm" svg:x="1.832cm" svg:y="0.916cm">
          <draw:text-box>
            <text:p><text:span text:style-name="T1">Eigene lokale Checks: 2 Möglichkeiten</text:span></text:p>
          </draw:text-box>
        </draw:frame>
        <draw:custom-shape draw:style-name="gr14" draw:text-style-name="P3" draw:layer="Layout" svg:width="23.982cm" svg:height="7.734cm" svg:x="1.832cm" svg:y="2.814cm">
          <text:p text:style-name="P3"><text:span text:style-name="T9">Lokale check_mk Erweiterung</text:span></text:p>
          <text:p text:style-name="P3"/>
          <text:p text:style-name="P6"><text:span text:style-name="T10">→ </text:span><text:span text:style-name="T10">Alle Skripte im</text:span> <text:span text:style-name="T7">LocalDirectory</text:span> <text:span text:style-name="T10">Verzeichnis werden von check_mk eingebunden</text:span></text:p>
          <text:p text:style-name="P6"><text:span text:style-name="T10">→ </text:span><text:span text:style-name="T5">telnet localhost 6556 | head -n 12 </text:span><text:span text:style-name="T10">hilft beim Herausfinden</text:span></text:p>
          <text:p text:style-name="P6"><text:span text:style-name="T10">→ </text:span><text:span text:style-name="T10">Standard: </text:span><text:span text:style-name="T5"><text:s/>LocalDirectory: /usr/lib/check_mk_agent/local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4.05cm" svg:height="1.357cm" svg:x="1.832cm" svg:y="10.719cm">
          <text:p text:style-name="P3">Ausgabe der Ergebnisse!</text:p>
          <draw:enhanced-geometry svg:viewBox="0 0 21600 21600" draw:type="rectangle" draw:enhanced-path="M 0 0 L 21600 0 21600 21600 0 21600 0 0 Z N"/>
        </draw:custom-shape>
        <draw:frame draw:style-name="gr15" draw:layer="layout" svg:width="24.016cm" svg:height="5.813cm" svg:x="1.798cm" svg:y="12.482cm">
          <draw:text-box>
            <text:p>Alle Infos müssen in einer Zeile mit vier „Spalten“ der Form</text:p>
            <text:p/>
            <text:p><text:span text:style-name="T5">Status <text:s/>Name <text:s text:c="4"/>PerfData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xt</text:span></text:p>
            <text:p><text:span text:style-name="T5"><text:s text:c="3"/></text:span><text:span text:style-name="T5">1 <text:s text:c="3"/>SCHOKI <text:s text:c="2"/>varname=value;</text:span><text:span text:style-name="T11">warn;crit;min;max</text:span><text:span text:style-name="T11"><text:tab/></text:span><text:span text:style-name="T12">Alles ist gut</text:span></text:p>
            <text:p/>
            <text:p><text:s text:c="2"/><text:span text:style-name="T9">Keine Whitespaces erlaubt. WS trennt die Spalten!</text:span><text:span text:style-name="T9"><text:tab/></text:span>Whitespaces erlaubt</text:p>
            <text:p/>
            <text:p>vorliegen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Eigene lokale Checks: Beispiel für check_mk</text:span></text:p>
          </draw:text-box>
        </draw:frame>
        <draw:frame draw:style-name="gr9" draw:text-style-name="P4" draw:layer="layout" svg:width="26.39cm" svg:height="14.378cm" svg:x="0.815cm" svg:y="3.867cm">
          <draw:text-box>
            <text:p text:style-name="P4"><text:span text:style-name="T5">#!/bin/bash</text:span></text:p>
            <text:p text:style-name="P4"><text:span text:style-name="T5">status=3</text:span></text:p>
            <text:p text:style-name="P4"><text:span text:style-name="T5">message=“UNKNOWN - keine Ahnung“</text:span></text:p>
            <text:p text:style-name="P4"><text:span text:style-name="T5"/></text:p>
            <text:p text:style-name="P4"><text:span text:style-name="T5"># Finde Sachen raus und entscheide ob das gut ist</text:span></text:p>
            <text:p text:style-name="P4"><text:span text:style-name="T5">if [ $gut ]; then </text:span></text:p>
            <text:p text:style-name="P4"><text:span text:style-name="T5"><text:tab/></text:span><text:span text:style-name="T5">status=0</text:span></text:p>
            <text:p text:style-name="P4"><text:span text:style-name="T5"><text:tab/></text:span><text:span text:style-name="T5">message=“OK – All good “</text:span></text:p>
            <text:p text:style-name="P4"><text:span text:style-name="T5">fi</text:span></text:p>
            <text:p text:style-name="P4"><text:span text:style-name="T5">if [ $naja ]; then </text:span></text:p>
            <text:p text:style-name="P4"><text:span text:style-name="T5"><text:tab/></text:span><text:span text:style-name="T5">status=1</text:span></text:p>
            <text:p text:style-name="P4"><text:span text:style-name="T5"><text:s/></text:span><text:span text:style-name="T5"><text:tab/></text:span><text:span text:style-name="T5">message=“WARNING – Chocolate supplies low!“</text:span></text:p>
            <text:p text:style-name="P4"><text:span text:style-name="T5">fi</text:span></text:p>
            <text:p text:style-name="P4"><text:span text:style-name="T5">if [ $bad ]; then</text:span></text:p>
            <text:p text:style-name="P4"><text:span text:style-name="T5"><text:tab/></text:span><text:span text:style-name="T5">status=2</text:span></text:p>
            <text:p text:style-name="P4"><text:span text:style-name="T5"><text:tab/></text:span><text:span text:style-name="T5">message=“Critical – no gummibears left!“</text:span></text:p>
            <text:p text:style-name="P4"><text:span text:style-name="T5">fi</text:span></text:p>
            <text:p text:style-name="P4"><text:span text:style-name="T9"/></text:p>
            <text:p text:style-name="P4"><text:span text:style-name="T9"># Ausgabezeile mit 4 Spalten: Staus Name Pdata InfoText</text:span></text:p>
            <text:p text:style-name="P4"><text:span text:style-name="T8">echo </text:span><text:span text:style-name="T8">“$status SCHOKI bears=$nb|choc=$nc|marshis=$nm</text:span><text:span text:style-name="T8"> $nb Baeren vorraetig [...]</text:span><text:span text:style-name="T7">“</text:span></text:p>
            <text:p text:style-name="P4"><text:span text:style-name="T5"><text:s/>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Arial1" svg:font-family="Arial" style:font-family-generic="swiss" style:font-pitch="fixed"/>
    <style:font-face style:name="Courier New2" svg:font-family="'Courier New'" style:font-family-generic="swiss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3T09:44:29.273295763</dc:date>
    <meta:editing-duration>PT18H58M45S</meta:editing-duration>
    <meta:editing-cycles>33</meta:editing-cycles>
    <meta:generator>LibreOffice/4.2.7.2$Linux_X86_64 LibreOffice_project/420m0$Build-2</meta:generator>
    <meta:document-statistic meta:object-count="58"/>
  </office:meta>
</office:document-meta>
</file>